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10d0c" draw:marker-start-width="0.279cm" draw:marker-end-width="0.279cm" draw:fill-color="#fef1f1" draw:opacity="100%" draw:textarea-horizontal-align="justify" draw:textarea-vertical-align="middle" draw:auto-grow-height="false" fo:min-height="0.844cm" fo:min-width="3.637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666666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 style:parent-style-name="standard">
      <style:graphic-properties draw:stroke="none" svg:stroke-color="#666666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cccccc" draw:opacity="100%" draw:textarea-horizontal-align="justify" draw:textarea-vertical-align="middle" draw:auto-grow-height="false" fo:min-height="1.78cm" fo:min-width="3.557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dddddd" draw:opacity="100%" draw:textarea-horizontal-align="justify" draw:textarea-vertical-align="middle" draw:auto-grow-height="false" fo:min-height="1.78cm" fo:min-width="3.557cm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69a2e" draw:marker-start-width="0.279cm" draw:marker-end-width="0.279cm" draw:fill-color="#eefadc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  <style:paragraph-properties style:writing-mode="lr-tb"/>
    </style:style>
    <style:style style:name="gr9" style:family="graphic" style:parent-style-name="standard">
      <style:graphic-properties svg:stroke-width="0.053cm" svg:stroke-color="#f10d0c" draw:marker-start-width="0.279cm" draw:marker-end-width="0.279cm" draw:fill-color="#ffd7d7" draw:opacity="100%" draw:textarea-horizontal-align="justify" draw:textarea-vertical-align="middle" draw:auto-grow-height="false" fo:min-height="0.74cm" fo:min-width="3.649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47cm"/>
      <style:paragraph-properties style:writing-mode="lr-tb"/>
    </style:style>
    <style:style style:name="gr11" style:family="graphic" style:parent-style-name="standard">
      <style:graphic-properties svg:stroke-width="0.053cm" svg:stroke-color="#666666" draw:marker-start-width="0.279cm" draw:marker-end-width="0.279cm" draw:fill-color="#eeeeee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4" style:family="graphic" style:parent-style-name="standard">
      <style:graphic-properties draw:stroke="none" draw:fill="gradient" draw:fill-color="#ffffff" draw:fill-gradient-name="Gradient_20_17" draw:textarea-horizontal-align="justify" draw:textarea-vertical-align="middle" draw:auto-grow-height="false" fo:min-height="0.004cm" fo:min-width="3.564cm"/>
    </style:style>
    <style:style style:name="gr15" style:family="graphic" style:parent-style-name="objectwithoutfill">
      <style:graphic-properties draw:stroke="dash" draw:stroke-dash="Dashed_20__28_var_29_" svg:stroke-width="0.053cm" svg:stroke-color="#f10d0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Dashed_20__28_var_29_" svg:stroke-width="0.053cm" svg:stroke-color="#666666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053cm" svg:stroke-color="#f10d0c" draw:marker-start-width="0.279cm" draw:marker-end-width="0.279cm" draw:fill-color="#ffd7d7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0" style:family="graphic" style:parent-style-name="standard">
      <style:graphic-properties draw:stroke="solid" svg:stroke-width="0.053cm" svg:stroke-color="#666666" draw:marker-start-width="0.279cm" draw:marker-end-width="0.279cm" draw:fill-color="#f4f4f4" draw:textarea-horizontal-align="justify" draw:textarea-vertical-align="middle" draw:auto-grow-height="false" fo:min-height="0.08cm" fo:min-width="0.337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2" style:family="graphic" style:parent-style-name="objectwithoutfill">
      <style:graphic-properties svg:stroke-width="0.106cm" svg:stroke-color="#666666" draw:marker-start="Arrow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053cm" svg:stroke-color="#cccccc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ef1f1" draw:opacity="100%"/>
      <style:paragraph-properties fo:text-align="center"/>
      <style:text-properties fo:color="#f10d0c" fo:font-size="17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cccccc" draw:opacity="100%"/>
      <style:paragraph-properties fo:text-align="center"/>
      <style:text-properties fo:font-size="17pt" fo:font-weight="bold"/>
    </style:style>
    <style:style style:name="P8" style:family="paragraph">
      <loext:graphic-properties draw:fill-color="#dddddd" draw:opacity="100%"/>
      <style:paragraph-properties fo:text-align="center"/>
      <style:text-properties fo:font-size="17pt" fo:font-weight="bold"/>
    </style:style>
    <style:style style:name="P9" style:family="paragraph">
      <loext:graphic-properties draw:fill-color="#eefadc" draw:opacity="100%"/>
      <style:paragraph-properties fo:text-align="center"/>
      <style:text-properties fo:font-size="17pt"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size-complex="20pt"/>
    </style:style>
    <style:style style:name="P12" style:family="paragraph">
      <loext:graphic-properties draw:fill-color="#ffd7d7" draw:opacity="100%"/>
      <style:paragraph-properties fo:text-align="center"/>
      <style:text-properties fo:color="#f10d0c" fo:font-size="17pt" fo:font-weight="bold"/>
    </style:style>
    <style:style style:name="P13" style:family="paragraph">
      <style:paragraph-properties fo:line-height="130%" fo:text-align="center"/>
    </style:style>
    <style:style style:name="P14" style:family="paragraph">
      <loext:graphic-properties draw:fill="none" draw:fill-color="#ffffff"/>
      <style:paragraph-properties fo:line-height="130%" fo:text-align="center" style:writing-mode="lr-tb"/>
      <style:text-properties fo:font-size="20pt" fo:font-weight="bold" style:font-size-asian="20pt" style:font-size-complex="20pt"/>
    </style:style>
    <style:style style:name="P15" style:family="paragraph">
      <loext:graphic-properties draw:fill-color="#eeeeee" draw:opacity="100%"/>
      <style:paragraph-properties fo:text-align="center"/>
      <style:text-properties fo:font-size="17pt" fo:font-weight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7" style:family="paragraph">
      <loext:graphic-properties draw:fill="gradient" draw:fill-color="#ffffff" draw:fill-gradient-name="Gradient_20_17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f4f4f4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808080" fo:font-size="16pt" fo:font-weight="bold" style:font-size-asian="16pt" style:font-size-complex="16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center"/>
      <style:text-properties fo:color="#ffffff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20pt" fo:font-weight="bold" style:font-size-asian="20pt" style:font-size-complex="20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666666" fo:font-size="16pt" fo:font-weight="bold" style:font-size-asian="16pt" style:font-size-complex="16pt"/>
    </style:style>
    <style:style style:name="P25" style:family="paragraph">
      <style:paragraph-properties fo:text-align="start"/>
      <style:text-properties fo:color="#cccccc"/>
    </style:style>
    <style:style style:name="P26" style:family="paragraph">
      <loext:graphic-properties draw:fill="none" draw:fill-color="#ffffff"/>
      <style:paragraph-properties fo:text-align="start" style:writing-mode="lr-tb"/>
      <style:text-properties fo:color="#cccccc" style:font-name="Ubuntu Mono1" fo:font-size="18pt" fo:font-weight="normal" style:font-size-asian="18pt" style:font-weight-asian="normal" style:font-size-complex="18pt" style:font-weight-complex="normal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start" style:writing-mode="lr-tb"/>
      <style:text-properties fo:color="#666666" style:font-name="Ubuntu Mono1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text-align="start"/>
      <style:text-properties fo:color="#666666" fo:font-weight="bold" style:font-weight-asian="bold" style:font-weight-complex="bold"/>
    </style:style>
    <style:style style:name="P30" style:family="paragraph">
      <style:paragraph-properties fo:text-align="start"/>
      <style:text-properties fo:color="#cccccc" fo:font-weight="normal" style:font-weight-asian="normal" style:font-weight-complex="normal"/>
    </style:style>
    <style:style style:name="P31" style:family="paragraph">
      <loext:graphic-properties draw:fill="none"/>
      <style:paragraph-properties fo:text-align="center"/>
      <style:text-properties fo:color="#666666"/>
    </style:style>
    <style:style style:name="T1" style:family="text"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fo:font-weight="bold" style:font-size-asian="20pt" style:font-size-complex="20pt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color="#808080" fo:font-size="16pt" fo:font-weight="bold" style:font-size-asian="16pt" style:font-size-complex="16pt"/>
    </style:style>
    <style:style style:name="T5" style:family="text">
      <style:text-properties fo:color="#ffffff" fo:font-size="20pt" fo:font-weight="bold" style:font-size-asian="20pt" style:font-size-complex="20pt"/>
    </style:style>
    <style:style style:name="T6" style:family="text">
      <style:text-properties fo:color="#666666" fo:font-size="16pt" fo:font-weight="bold" style:font-size-asian="16pt" style:font-size-complex="16pt"/>
    </style:style>
    <style:style style:name="T7" style:family="text">
      <style:text-properties fo:color="#cccccc" style:font-name="Ubuntu Mono1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666666" style:font-name="Ubuntu Mon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3cm" svg:height="1.27cm" svg:x="10.828cm" svg:y="9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44cm" svg:y="8.282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9" draw:text-style-name="P12" draw:layer="layout" svg:width="4.313cm" svg:height="1.154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3.959cm" svg:height="2.297cm" svg:x="11.082cm" svg:y="8.403cm">
          <draw:text-box>
            <text:p text:style-name="P13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3" draw:text-style-name="P16" draw:layer="layout" svg:width="3.048cm" svg:height="0.878cm" svg:x="7.882cm" svg:y="9.806cm">
          <draw:text-box>
            <text:p text:style-name="P5"><text:span text:style-name="T3">untracked</text:span></text:p>
          </draw:text-box>
        </draw:frame>
        <draw:custom-shape draw:style-name="gr14" draw:text-style-name="P17" draw:layer="layout" svg:width="4.064cm" svg:height="0.254cm" svg:x="10.922cm" svg:y="9.552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0.922cm" svg:y1="9.652cm" svg:x2="15.088cm" svg:y2="9.652cm">
          <text:p/>
        </draw:line>
        <draw:frame draw:style-name="gr13" draw:text-style-name="P16" draw:layer="layout" svg:width="2.434cm" svg:height="0.878cm" svg:x="8.572cm" svg:y="8.707cm">
          <draw:text-box>
            <text:p text:style-name="P5"><text:span text:style-name="T3">tracked</text:span></text:p>
          </draw:text-box>
        </draw:frame>
        <draw:path draw:style-name="gr16" draw:text-style-name="P2" draw:layer="layout" svg:width="1.376cm" svg:height="0.877cm" draw:transform="skewX (0.127059969545187) rotate (-0.889245253891112) translate (15.421081082919cm 8.84389406744834cm)" svg:viewBox="0 0 1377 878" svg:d="M0 0c1338 1 1377 878 1377 878">
          <text:p/>
        </draw:path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custom-shape draw:style-name="gr20" draw:text-style-name="P19" draw:layer="layout" svg:width="1.016cm" svg:height="0.762cm" svg:x="9.558cm" svg:y="3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1" draw:layer="layout" svg:width="2.794cm" svg:height="1.192cm" svg:x="7.018cm" svg:y="3.14cm">
          <draw:text-box>
            <text:p text:style-name="P10"><text:span text:style-name="T2">HEAD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0.314cm" svg:y="2.424cm">
          <draw:text-box>
            <text:p text:style-name="P10"><text:span text:style-name="T4">HEAD</text:span></text:p>
          </draw:text-box>
        </draw:frame>
        <draw:frame draw:style-name="gr12" draw:text-style-name="P23" draw:layer="layout" svg:width="2.794cm" svg:height="1.192cm" svg:x="7.018cm" svg:y="3.14cm">
          <draw:text-box>
            <text:p text:style-name="P22"><text:span text:style-name="T5">HEAD</text:span></text:p>
          </draw:text-box>
        </draw:frame>
        <presentation:notes draw:style-name="dp1">
          <draw:page-thumbnail draw:style-name="gr17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34cm" svg:y="7.574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3" draw:text-style-name="P20" draw:layer="layout" svg:width="3.556cm" svg:height="0.878cm" svg:x="10.314cm" svg:y="2.424cm">
          <draw:text-box>
            <text:p text:style-name="P10"><text:span text:style-name="T4">HEAD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34cm" svg:y="7.574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frame draw:style-name="gr21" draw:text-style-name="P6" draw:layer="layout" svg:width="7.884cm" svg:height="1.665cm" svg:x="2.606cm" svg:y="4.586cm">
          <draw:text-box>
            <text:p text:style-name="P5"><text:span text:style-name="T1">git reset [HEAD] &lt;file&gt;</text:span></text:p>
          </draw:text-box>
        </draw:frame>
        <draw:frame draw:style-name="gr3" draw:text-style-name="P6" draw:layer="layout" svg:width="8.566cm" svg:height="1.016cm" svg:x="2.93cm" svg:y="7.588cm">
          <draw:text-box>
            <text:p text:style-name="P5"><text:span text:style-name="T1">git checkout -- &lt;file&gt;</text:span></text:p>
          </draw:text-box>
        </draw:frame>
        <draw:path draw:style-name="gr2" draw:text-style-name="P2" draw:layer="layout" svg:width="1.367cm" svg:height="0.872cm" draw:transform="skewX (0.135088484104361) rotate (2.13994819587025) translate (10.6390484805844cm 5.88132589118374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2.13994819587025) translate (10.6400484805844cm 8.86832589118374cm)" svg:viewBox="0 0 1368 873" svg:d="M0 0c1329-1 1368 873 1368 873">
          <text:p/>
        </draw:path>
        <draw:custom-shape draw:style-name="gr5" draw:text-style-name="P7" draw:layer="layout" svg:width="4.313cm" svg:height="2.286cm" svg:x="11.538cm" svg:y="1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38cm" svg:y="1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4.313cm" svg:height="2.286cm" svg:x="10.838cm" svg:y="2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46cm" svg:y="3.154cm">
          <draw:text-box>
            <text:p text:style-name="P10"><text:span text:style-name="T2">Commits</text:span></text:p>
          </draw:text-box>
        </draw:frame>
        <draw:frame draw:style-name="gr12" draw:text-style-name="P20" draw:layer="layout" svg:width="3.556cm" svg:height="1.192cm" svg:x="11.195cm" svg:y="1.816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2.095cm" svg:y="1.216cm">
          <draw:text-box>
            <text:p text:style-name="P10"><text:span text:style-name="T4">HEAD^^</text:span></text:p>
          </draw:text-box>
        </draw:frame>
        <draw:frame draw:style-name="gr13" draw:text-style-name="P20" draw:layer="layout" svg:width="3.556cm" svg:height="0.878cm" svg:x="10.324cm" svg:y="2.438cm">
          <draw:text-box>
            <text:p text:style-name="P10"><text:span text:style-name="T4">HEAD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6" draw:layer="layout" svg:width="8.566cm" svg:height="1.016cm" svg:x="2.916cm" svg:y="7.574cm">
          <draw:text-box>
            <text:p text:style-name="P5"><text:span text:style-name="T1">git checkout -- &lt;file&gt;</text:span></text:p>
          </draw:text-box>
        </draw:frame>
        <draw:path draw:style-name="gr2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24" draw:layer="layout" svg:width="3.556cm" svg:height="1.192cm" svg:x="11.471cm" svg:y="1.788cm">
          <draw:text-box>
            <text:p text:style-name="P10"><text:span text:style-name="T6">HEAD^</text:span></text:p>
          </draw:text-box>
        </draw:frame>
        <draw:frame draw:style-name="gr12" draw:text-style-name="P24" draw:layer="layout" svg:width="3.556cm" svg:height="1.192cm" svg:x="12.071cm" svg:y="1.188cm">
          <draw:text-box>
            <text:p text:style-name="P10"><text:span text:style-name="T6">HEAD^^</text:span></text:p>
          </draw:text-box>
        </draw:frame>
        <draw:path draw:style-name="gr2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6" draw:layer="layout" svg:width="9.19cm" svg:height="1.016cm" svg:x="16.21cm" svg:y="6.096cm">
          <draw:text-box>
            <text:p text:style-name="P5"><text:span text:style-name="T1">git checkout HEAD -- &lt;file&gt;</text:span></text:p>
          </draw:text-box>
        </draw:frame>
        <draw:frame draw:style-name="gr21" draw:text-style-name="P6" draw:layer="layout" svg:width="7.884cm" svg:height="1.665cm" svg:x="2.606cm" svg:y="4.587cm">
          <draw:text-box>
            <text:p text:style-name="P5"><text:span text:style-name="T1">git reset [HEAD] &lt;file&gt;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26" draw:layer="layout" svg:width="8.566cm" svg:height="1.016cm" svg:x="2.916cm" svg:y="7.574cm">
          <draw:text-box>
            <text:p text:style-name="P25"><text:span text:style-name="T7">git checkout -- &lt;file&gt;</text:span></text:p>
          </draw:text-box>
        </draw:frame>
        <draw:path draw:style-name="gr22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3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24" draw:layer="layout" svg:width="3.556cm" svg:height="1.192cm" svg:x="11.471cm" svg:y="1.788cm">
          <draw:text-box>
            <text:p text:style-name="P10"><text:span text:style-name="T6">HEAD^</text:span></text:p>
          </draw:text-box>
        </draw:frame>
        <draw:frame draw:style-name="gr12" draw:text-style-name="P24" draw:layer="layout" svg:width="3.556cm" svg:height="1.192cm" svg:x="12.071cm" svg:y="1.188cm">
          <draw:text-box>
            <text:p text:style-name="P10"><text:span text:style-name="T6">HEAD^^</text:span></text:p>
          </draw:text-box>
        </draw:frame>
        <draw:path draw:style-name="gr23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3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26" draw:layer="layout" svg:width="9.19cm" svg:height="1.016cm" svg:x="16.21cm" svg:y="6.096cm">
          <draw:text-box>
            <text:p text:style-name="P25"><text:span text:style-name="T7">git checkout HEAD -- &lt;file&gt;</text:span></text:p>
          </draw:text-box>
        </draw:frame>
        <draw:frame draw:style-name="gr21" draw:text-style-name="P28" draw:layer="layout" svg:width="7.884cm" svg:height="1.665cm" svg:x="2.606cm" svg:y="4.587cm">
          <draw:text-box>
            <text:p text:style-name="P27"><text:span text:style-name="T8">git reset [HEAD] &lt;file&gt;</text:span></text:p>
          </draw:text-box>
        </draw:frame>
        <presentation:notes draw:style-name="dp1">
          <draw:page-thumbnail draw:style-name="gr17" draw:layer="layout" svg:width="18.624cm" svg:height="10.476cm" svg:x="1.482cm" svg:y="2.123cm" draw:page-number="7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28" draw:layer="layout" svg:width="8.566cm" svg:height="1.016cm" svg:x="2.916cm" svg:y="7.574cm">
          <draw:text-box>
            <text:p text:style-name="P29"><text:span text:style-name="T8">git checkout -- &lt;file&gt;</text:span></text:p>
          </draw:text-box>
        </draw:frame>
        <draw:path draw:style-name="gr23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2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24" draw:layer="layout" svg:width="3.556cm" svg:height="1.192cm" svg:x="11.471cm" svg:y="1.788cm">
          <draw:text-box>
            <text:p text:style-name="P10"><text:span text:style-name="T6">HEAD^</text:span></text:p>
          </draw:text-box>
        </draw:frame>
        <draw:frame draw:style-name="gr12" draw:text-style-name="P24" draw:layer="layout" svg:width="3.556cm" svg:height="1.192cm" svg:x="12.071cm" svg:y="1.188cm">
          <draw:text-box>
            <text:p text:style-name="P10"><text:span text:style-name="T6">HEAD^^</text:span></text:p>
          </draw:text-box>
        </draw:frame>
        <draw:path draw:style-name="gr23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3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26" draw:layer="layout" svg:width="9.19cm" svg:height="1.016cm" svg:x="16.21cm" svg:y="6.096cm">
          <draw:text-box>
            <text:p text:style-name="P25"><text:span text:style-name="T7">git checkout HEAD -- &lt;file&gt;</text:span></text:p>
          </draw:text-box>
        </draw:frame>
        <draw:frame draw:style-name="gr21" draw:text-style-name="P26" draw:layer="layout" svg:width="7.884cm" svg:height="1.665cm" svg:x="2.606cm" svg:y="4.587cm">
          <draw:text-box>
            <text:p text:style-name="P30"><text:span text:style-name="T7">git reset [HEAD] &lt;file&gt;</text:span></text:p>
          </draw:text-box>
        </draw:frame>
        <presentation:notes draw:style-name="dp1">
          <draw:page-thumbnail draw:style-name="gr17" draw:layer="layout" svg:width="18.624cm" svg:height="10.476cm" svg:x="1.482cm" svg:y="2.123cm" draw:page-number="8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path draw:style-name="gr23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frame draw:style-name="gr12" draw:text-style-name="P24" draw:layer="layout" svg:width="3.556cm" svg:height="1.192cm" svg:x="11.471cm" svg:y="1.788cm">
          <draw:text-box>
            <text:p text:style-name="P10"><text:span text:style-name="T6">HEAD^</text:span></text:p>
          </draw:text-box>
        </draw:frame>
        <draw:frame draw:style-name="gr12" draw:text-style-name="P24" draw:layer="layout" svg:width="3.556cm" svg:height="1.192cm" svg:x="12.071cm" svg:y="1.188cm">
          <draw:text-box>
            <text:p text:style-name="P10"><text:span text:style-name="T6">HEAD^^</text:span></text:p>
          </draw:text-box>
        </draw:frame>
        <draw:path draw:style-name="gr22" draw:text-style-name="P31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2" draw:text-style-name="P31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28" draw:layer="layout" svg:width="9.19cm" svg:height="1.016cm" svg:x="16.21cm" svg:y="6.096cm">
          <draw:text-box>
            <text:p text:style-name="P29"><text:span text:style-name="T8">git </text:span><text:span text:style-name="T8">checkout </text:span><text:span text:style-name="T8">HEAD -- </text:span><text:span text:style-name="T8">&lt;file&gt;</text:span></text:p>
          </draw:text-box>
        </draw:frame>
        <draw:frame draw:style-name="gr21" draw:text-style-name="P26" draw:layer="layout" svg:width="7.884cm" svg:height="1.665cm" svg:x="2.606cm" svg:y="4.587cm">
          <draw:text-box>
            <text:p text:style-name="P30"><text:span text:style-name="T7">gi</text:span><text:span text:style-name="T7">t </text:span><text:span text:style-name="T7">re</text:span><text:span text:style-name="T7">se</text:span><text:span text:style-name="T7">t </text:span><text:span text:style-name="T7">[H</text:span><text:span text:style-name="T7">EA</text:span><text:span text:style-name="T7">D] </text:span><text:span text:style-name="T7">&lt;f</text:span><text:span text:style-name="T7">il</text:span><text:span text:style-name="T7">e&gt;</text:span></text:p>
          </draw:text-box>
        </draw:frame>
        <draw:frame draw:style-name="gr3" draw:text-style-name="P26" draw:layer="layout" svg:width="8.566cm" svg:height="1.016cm" svg:x="2.916cm" svg:y="7.562cm">
          <draw:text-box>
            <text:p text:style-name="P25"><text:span text:style-name="T7">gi</text:span><text:span text:style-name="T7">t </text:span><text:span text:style-name="T7">ch</text:span><text:span text:style-name="T7">ec</text:span><text:span text:style-name="T7">ko</text:span><text:span text:style-name="T7">ut </text:span><text:span text:style-name="T7">-- </text:span><text:span text:style-name="T7">&lt;f</text:span><text:span text:style-name="T7">il</text:span><text:span text:style-name="T7">e&gt;</text:span></text:p>
          </draw:text-box>
        </draw:frame>
        <draw:path draw:style-name="gr23" draw:text-style-name="P2" draw:layer="layout" svg:width="1.367cm" svg:height="0.872cm" draw:transform="skewX (0.135088484104361) rotate (2.13994819587025) translate (10.6260484805844cm 8.84232589118375cm)" svg:viewBox="0 0 1368 873" svg:d="M0 0c1329-1 1368 873 1368 873">
          <text:p/>
        </draw:path>
        <presentation:notes draw:style-name="dp1">
          <draw:page-thumbnail draw:style-name="gr17" draw:layer="layout" svg:width="18.624cm" svg:height="10.476cm" svg:x="1.482cm" svg:y="2.123cm" draw:page-number="9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7" draw:display-name="Gradient 17" draw:style="linear" draw:start-color="#fef1f1" draw:end-color="#ffd7d7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7:32:52.318860239</meta:creation-date>
    <dc:title>jelmer_base</dc:title>
    <meta:editing-duration>PT2H25M58S</meta:editing-duration>
    <meta:editing-cycles>10</meta:editing-cycles>
    <meta:generator>LibreOffice/6.4.6.2$Linux_X86_64 LibreOffice_project/40$Build-2</meta:generator>
    <meta:initial-creator>Jelmer Poelstra</meta:initial-creator>
    <dc:date>2021-01-20T13:13:44.382563031</dc:date>
    <dc:creator>Jelmer Poelstra</dc:creator>
    <meta:document-statistic meta:object-count="183"/>
  </office:meta>
</office:document-meta>
</file>